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ensor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</text:p>
          </table:table-cell>
          <table:table-cell office:value-type="string">
            <text:p>Заводской_номер</text:p>
          </table:table-cell>
          <table:table-cell office:value-type="string">
            <text:p>Тип_датчика</text:p>
          </table:table-cell>
          <table:table-cell office:value-type="string">
            <text:p>Модель_датчика</text:p>
          </table:table-cell>
          <table:table-cell office:value-type="string">
            <text:p>Производитель</text:p>
          </table:table-cell>
          <table:table-cell office:value-type="string">
            <text:p>Узел</text:p>
          </table:table-cell>
          <table:table-cell office:value-type="string">
            <text:p>Шкаф</text:p>
          </table:table-cell>
          <table:table-cell office:value-type="string">
            <text:p>ПЛК</text:p>
          </table:table-cell>
          <table:table-cell office:value-type="string">
            <text:p>Код_параметра</text:p>
          </table:table-cell>
          <table:table-cell office:value-type="string">
            <text:p>Наименование_параметра</text:p>
          </table:table-cell>
          <table:table-cell office:value-type="string">
            <text:p>Статус</text:p>
          </table:table-cell>
          <table:table-cell office:value-type="string">
            <text:p>Причина_ремонта</text:p>
          </table:table-cell>
          <table:table-cell office:value-type="string">
            <text:p>Дата_производства</text:p>
          </table:table-cell>
          <table:table-cell office:value-type="string">
            <text:p>Межповерочный_интервал</text:p>
          </table:table-cell>
          <table:table-cell office:value-type="string">
            <text:p>Дата_последней_поверки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15560001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Р0102CJ1AD111XF14,5(-50+150)C(0,25%)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TT120 </text:p>
          </table:table-cell>
          <table:table-cell office:value-type="string">
            <text:p>TT120. Резервуар чистой воды РЧВ-1. Температура в ем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15560002</text:p>
          </table:table-cell>
          <table:table-cell office:value-type="string">
            <text:p>Уровнемер</text:p>
          </table:table-cell>
          <table:table-cell office:value-type="string">
            <text:p>ПЛП1114Н-Ex-У-0-3700-75.1(500)-0-Ф14-Ш14</text:p>
          </table:table-cell>
          <table:table-cell office:value-type="string">
            <text:p>ООО «ОКБ Вект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LT120 </text:p>
          </table:table-cell>
          <table:table-cell office:value-type="string">
            <text:p>LT120. Резервуар чистой воды РЧВ-1. Уровень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15560003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Р0102CJ1AD111XF14,5(-50+150)C(0,25%)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TT130 </text:p>
          </table:table-cell>
          <table:table-cell office:value-type="string">
            <text:p>TT130. Резервуар чистой воды РЧВ-2. Температура в емкости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15560004</text:p>
          </table:table-cell>
          <table:table-cell office:value-type="string">
            <text:p>Уровнемер</text:p>
          </table:table-cell>
          <table:table-cell office:value-type="string">
            <text:p>ПЛП1114Н-Ex-У-0-3700-75.1(500)-0-Ф14-Ш14</text:p>
          </table:table-cell>
          <table:table-cell office:value-type="string">
            <text:p>ООО «ОКБ Вект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LT130 </text:p>
          </table:table-cell>
          <table:table-cell office:value-type="string">
            <text:p>LT130. Резервуар чистой воды РЧВ-2. Уровень в ем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15560005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Р0102CJ1AD111XF14,5(-50+150)C(0,25%)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TT140 </text:p>
          </table:table-cell>
          <table:table-cell office:value-type="string">
            <text:p>TT140. Резервуар чистой воды РЧВ-3. Температура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15560006</text:p>
          </table:table-cell>
          <table:table-cell office:value-type="string">
            <text:p>Уровнемер</text:p>
          </table:table-cell>
          <table:table-cell office:value-type="string">
            <text:p>ПЛП1114Н-Ex-У-0-3700-75.1(500)-0-Ф14-Ш14</text:p>
          </table:table-cell>
          <table:table-cell office:value-type="string">
            <text:p>ООО «ОКБ Вект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LT140 </text:p>
          </table:table-cell>
          <table:table-cell office:value-type="string">
            <text:p>LT140. Резервуар чистой воды РЧВ-3. Уровень в емкости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15560007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Р0102CJ1AD111XF14,5(-50+150)C(0,25%)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TT160 </text:p>
          </table:table-cell>
          <table:table-cell office:value-type="string">
            <text:p>TT160. Резервуар исходной воды РИВ-1. Температура в ем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15560008</text:p>
          </table:table-cell>
          <table:table-cell office:value-type="string">
            <text:p>Уровнемер</text:p>
          </table:table-cell>
          <table:table-cell office:value-type="string">
            <text:p>ПЛП1114Н-Ex-У-0-3500-75.1(500)-0-Ф14-Ш14</text:p>
          </table:table-cell>
          <table:table-cell office:value-type="string">
            <text:p>ООО «ОКБ Вект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LT160 </text:p>
          </table:table-cell>
          <table:table-cell office:value-type="string">
            <text:p>LT160. Резервуар исходной воды РИВ-1. Уровень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15560010</text:p>
          </table:table-cell>
          <table:table-cell office:value-type="string">
            <text:p>Уровнемер</text:p>
          </table:table-cell>
          <table:table-cell office:value-type="string">
            <text:p>ПЛП1114Н-Ex-У-0-3500-75.1(500)-0-Ф14-Ш14</text:p>
          </table:table-cell>
          <table:table-cell office:value-type="string">
            <text:p>ООО «ОКБ Вектор»</text:p>
          </table:table-cell>
          <table:table-cell office:value-type="string">
            <text:p>СКН2_п.1_5560</text:p>
          </table:table-cell>
          <table:table-cell office:value-type="string">
            <text:p>ША.016</text:p>
          </table:table-cell>
          <table:table-cell office:value-type="string">
            <text:p>Сателлит-Р</text:p>
          </table:table-cell>
          <table:table-cell office:value-type="string">
            <text:p>LT150 </text:p>
          </table:table-cell>
          <table:table-cell office:value-type="string">
            <text:p>LT150. Резервуар исходной воды РИВ-2. Уровень в ем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35535001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AT_001_1 </text:p>
          </table:table-cell>
          <table:table-cell office:value-type="string">
            <text:p>030_AT_001_1. Узел №1. Узел запуска СОД. <text:line-break/>Загазованность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35535002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AT_001_2 </text:p>
          </table:table-cell>
          <table:table-cell office:value-type="string">
            <text:p>030_AT_001_2. Узел №1. Узел запуска СОД. <text:line-break/>Загазованность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35535003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AT_001_3 </text:p>
          </table:table-cell>
          <table:table-cell office:value-type="string">
            <text:p>030_AT_001_3. Узел №1. Узел запуска СОД. <text:line-break/>Загазованность. Точка 3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35535004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PT_001_1 </text:p>
          </table:table-cell>
          <table:table-cell office:value-type="string">
            <text:p>030_PT_001_1. Узел №1. Узел запуска СОД. Давление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35535005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PT_001_2 </text:p>
          </table:table-cell>
          <table:table-cell office:value-type="string">
            <text:p>030_PT_001_2. Узел №1. Узел запуска СОД. Давление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35535006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3</text:p>
          </table:table-cell>
          <table:table-cell office:value-type="string">
            <text:p>Сателлит-Р</text:p>
          </table:table-cell>
          <table:table-cell office:value-type="string">
            <text:p>PT_001_3 </text:p>
          </table:table-cell>
          <table:table-cell office:value-type="string">
            <text:p>030_PT_001_3. Узел №1. Узел запуска СОД. Давление. Точка 3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35535007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09_1 </text:p>
          </table:table-cell>
          <table:table-cell office:value-type="string">
            <text:p>046_AT_009_1. Узел №9. Узел приема СОД. <text:line-break/>Загазованность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35535008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09_2 </text:p>
          </table:table-cell>
          <table:table-cell office:value-type="string">
            <text:p>046_AT_009_2. Узел №9. Узел приема СОД. <text:line-break/>Загазованность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35535009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09_3 </text:p>
          </table:table-cell>
          <table:table-cell office:value-type="string">
            <text:p>046_AT_009_3. Узел №9. Узел приема СОД. <text:line-break/>Загазованность. Точка 3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35535010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10_1 </text:p>
          </table:table-cell>
          <table:table-cell office:value-type="string">
            <text:p>048_AT_010_1. Узел №10. Узел подключения. <text:line-break/>Загазованность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35535011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10_2 </text:p>
          </table:table-cell>
          <table:table-cell office:value-type="string">
            <text:p>048_AT_010_2. Узел №10. Узел подключения. <text:line-break/>Загазованность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35535012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101_1 </text:p>
          </table:table-cell>
          <table:table-cell office:value-type="string">
            <text:p>001_AT_101_1. Площадка пылеуловителей с коммерческим узлом учета газа. <text:line-break/>БПУ-1,2. Загазованность. Точка 1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35535013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101_2 </text:p>
          </table:table-cell>
          <table:table-cell office:value-type="string">
            <text:p>001_AT_101_2. Площадка пылеуловителей с коммерческим узлом учета газа. <text:line-break/>БПУ-1,2. Загазованность. Точка 2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35535014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101_3 </text:p>
          </table:table-cell>
          <table:table-cell office:value-type="string">
            <text:p>001_AT_101_3. Площадка пылеуловителей с коммерческим узлом учета газа. <text:line-break/>БПУ-1,2. Загазованность. Точка 3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35535015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101_4 </text:p>
          </table:table-cell>
          <table:table-cell office:value-type="string">
            <text:p>001_AT_101_4. Площадка пылеуловителей с коммерческим узлом учета газа. <text:line-break/>БПУ-1,2. Загазованность. Точка 4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35535016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101_5 </text:p>
          </table:table-cell>
          <table:table-cell office:value-type="string">
            <text:p>001_AT_101_5. Площадка пылеуловителей с коммерческим узлом учета газа. <text:line-break/>БПУ-1,2. Загазованность. Точка 5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35535017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AT_004 </text:p>
          </table:table-cell>
          <table:table-cell office:value-type="string">
            <text:p>004_AT_004. Емкость дренажная ЕП-1. <text:line-break/>Загазованность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35535018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09_1 </text:p>
          </table:table-cell>
          <table:table-cell office:value-type="string">
            <text:p>046_PT_009_1. Узел №9. Узел приема СОД. Давление. Точка 1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35535019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09_2 </text:p>
          </table:table-cell>
          <table:table-cell office:value-type="string">
            <text:p>046_PT_009_2. Узел №9. Узел приема СОД. Давление. Точка 2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235535020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09_2 </text:p>
          </table:table-cell>
          <table:table-cell office:value-type="string">
            <text:p>046_PT_009_2. Узел №9. Узел приема СОД. Давление. Точка 3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35535021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10_1 </text:p>
          </table:table-cell>
          <table:table-cell office:value-type="string">
            <text:p>048_PT_010_1. Узел №10. Узел подключения. Давление. Точка 1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35535022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10_2 </text:p>
          </table:table-cell>
          <table:table-cell office:value-type="string">
            <text:p>048_PT_010_2. Узел №10. Узел подключения. Давление. Точка 2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35535023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3)МПа-0,5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010_3 </text:p>
          </table:table-cell>
          <table:table-cell office:value-type="string">
            <text:p>048_PT_010_3. Узел №10. Узел подключения. Давление. Точка 3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35535024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20)МПа-0,5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101_1 </text:p>
          </table:table-cell>
          <table:table-cell office:value-type="string">
            <text:p>001_PT_101_1. Площадка пылеуловителей с коммерческим узлом учета газа.<text:line-break/>БПУ-1. Давление в БПУ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35535025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43-H-ExiaC-(-100...100)КПа-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DT_101_1 </text:p>
          </table:table-cell>
          <table:table-cell office:value-type="string">
            <text:p>001_PDT_101_1. Площадка пылеуловителей с коммерческим узлом учета газа.<text:line-break/>БПУ-1. Перепад давления на БПУ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35535026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СПТ Exi101-D23-Pt100-А3Н25-С10-10-500</text:p>
          </table:table-cell>
          <table:table-cell office:value-type="string">
            <text:p>ООО «Производственная компания «ТЕСЕЙ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TT_101_1 </text:p>
          </table:table-cell>
          <table:table-cell office:value-type="string">
            <text:p>001_TT_101_1. Площадка пылеуловителей с коммерческим узлом учета газа.<text:line-break/>БПУ-1. Температура в БПУ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235535027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03-H-ExiaC-(-0,1...20)МПа-0,5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T_101_2 </text:p>
          </table:table-cell>
          <table:table-cell office:value-type="string">
            <text:p>001_PT_101_2. Площадка пылеуловителей с коммерческим узлом учета газа.<text:line-break/>БПУ-2. Давление в БПУ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235535028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ЭМИС-БАР (143-H-ExiaC-(-100...100)КПа-0</text:p>
          </table:table-cell>
          <table:table-cell office:value-type="string">
            <text:p>ЗАО «ЭМИС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PDT_101_2 </text:p>
          </table:table-cell>
          <table:table-cell office:value-type="string">
            <text:p>001_PDT_101_2. Площадка пылеуловителей с коммерческим узлом учета газа.<text:line-break/>БПУ-2. Перепад давления на БПУ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235535029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СПТ Exi101-D23-Pt100-А3Н25-С10-10-500</text:p>
          </table:table-cell>
          <table:table-cell office:value-type="string">
            <text:p>ООО «Производственная компания «ТЕСЕЙ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TT_101_2 </text:p>
          </table:table-cell>
          <table:table-cell office:value-type="string">
            <text:p>001_TT_101_2. Площадка пылеуловителей с коммерческим узлом учета газа.<text:line-break/>БПУ-2. Температура в БПУ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235535030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СПТ Exi101-D23-Pt100-А3Н25-С10-10-3200</text:p>
          </table:table-cell>
          <table:table-cell office:value-type="string">
            <text:p>ООО «Производственная компания «ТЕСЕЙ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TT_004 </text:p>
          </table:table-cell>
          <table:table-cell office:value-type="string">
            <text:p>004_TT_004. Емкость дренажная ЕП-1.<text:line-break/>Температура в емкости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235535031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СПТ Exi101-D23-Pt100-А3Н25-С10-10-3200</text:p>
          </table:table-cell>
          <table:table-cell office:value-type="string">
            <text:p>ООО «Производственная компания «ТЕСЕЙ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TT_005 </text:p>
          </table:table-cell>
          <table:table-cell office:value-type="string">
            <text:p>005_TT_005. Резервуары противопожарного запаса воды РП-1.<text:line-break/>Температура жид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235535032</text:p>
          </table:table-cell>
          <table:table-cell office:value-type="string">
            <text:p>Термометр сопротивления</text:p>
          </table:table-cell>
          <table:table-cell office:value-type="string">
            <text:p>ТСПТ Exi101-D23-Pt100-А3Н25-С10-10-3200</text:p>
          </table:table-cell>
          <table:table-cell office:value-type="string">
            <text:p>ООО «Производственная компания «ТЕСЕЙ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TT_006 </text:p>
          </table:table-cell>
          <table:table-cell office:value-type="string">
            <text:p>006_TT_006. Резервуары противопожарного запаса воды РП-2.<text:line-break/>Температура жид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235535033</text:p>
          </table:table-cell>
          <table:table-cell office:value-type="string">
            <text:p>Уровнемер</text:p>
          </table:table-cell>
          <table:table-cell office:value-type="string">
            <text:p>ПЛП1112Н-Ex-У-0-3300-75.1(500)-0-Ф12-Ш12</text:p>
          </table:table-cell>
          <table:table-cell office:value-type="string">
            <text:p>ООО «ОКБ Векто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LGT_004 </text:p>
          </table:table-cell>
          <table:table-cell office:value-type="string">
            <text:p>004_LGT_004. Емкость дренажная ЕП-1. Уровень в емкости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235535034</text:p>
          </table:table-cell>
          <table:table-cell office:value-type="string">
            <text:p>Уровнемер</text:p>
          </table:table-cell>
          <table:table-cell office:value-type="string">
            <text:p>УПП-11/Ex/М3/-/-/В/3450/3150/ПШ/02/1/-/2</text:p>
          </table:table-cell>
          <table:table-cell office:value-type="string">
            <text:p>ООО НПП «ЭЛЕМЕ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LGT_005 </text:p>
          </table:table-cell>
          <table:table-cell office:value-type="string">
            <text:p>005_LGT_005. Резервуары противопожарного запаса воды. РП-1. <text:line-break/>Уровень жидкости. 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235535035</text:p>
          </table:table-cell>
          <table:table-cell office:value-type="string">
            <text:p>Уровнемер</text:p>
          </table:table-cell>
          <table:table-cell office:value-type="string">
            <text:p>УПП-11/Ex/М3/-/-/В/3450/3150/ПШ/02/1/-/2</text:p>
          </table:table-cell>
          <table:table-cell office:value-type="string">
            <text:p>ООО НПП «ЭЛЕМЕР»</text:p>
          </table:table-cell>
          <table:table-cell office:value-type="string">
            <text:p>СКН2_п.3_5535</text:p>
          </table:table-cell>
          <table:table-cell office:value-type="string">
            <text:p>ШТМ.174</text:p>
          </table:table-cell>
          <table:table-cell office:value-type="string">
            <text:p>Сателлит-Р</text:p>
          </table:table-cell>
          <table:table-cell office:value-type="string">
            <text:p>LGT_006 </text:p>
          </table:table-cell>
          <table:table-cell office:value-type="string">
            <text:p>006_LGT_006. Резервуары противопожарного запаса воды. РП-2. <text:line-break/>Уровень жидкости. 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48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255545001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10_1 </text:p>
          </table:table-cell>
          <table:table-cell office:value-type="string">
            <text:p>001_AT_0010_1. Технологическая площадка №1. <text:line-break/>Загазованность на площадке (метан)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255545002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10_2 </text:p>
          </table:table-cell>
          <table:table-cell office:value-type="string">
            <text:p>001_AT_0010_2. Технологическая площадка №1. <text:line-break/>Загазованность на площадке (метан)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255545003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10_3 </text:p>
          </table:table-cell>
          <table:table-cell office:value-type="string">
            <text:p>001_AT_0010_3. Технологическая площадка №1. <text:line-break/>Загазованность на площадке (метан). Точка 3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255545004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10_4 </text:p>
          </table:table-cell>
          <table:table-cell office:value-type="string">
            <text:p>001_AT_0010_4. Технологическая площадка №1. <text:line-break/>Загазованность на площадке (метан). Точка 4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255545005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80_1 </text:p>
          </table:table-cell>
          <table:table-cell office:value-type="string">
            <text:p>001_AT_0080_1. Технологическая площадка №2. <text:line-break/>Загазованность на площадке (метан). Точка 1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255545006</text:p>
          </table:table-cell>
          <table:table-cell office:value-type="string">
            <text:p>Газоанализатор</text:p>
          </table:table-cell>
          <table:table-cell office:value-type="string">
            <text:p>Газоанализатор ИГМ-13М-3А метан</text:p>
          </table:table-cell>
          <table:table-cell office:value-type="string">
            <text:p>ФГУП «СПО «Аналитприбор»</text:p>
          </table:table-cell>
          <table:table-cell office:value-type="string">
            <text:p>СКН2_п.5_5545</text:p>
          </table:table-cell>
          <table:table-cell office:value-type="string">
            <text:p>РСУ-1</text:p>
          </table:table-cell>
          <table:table-cell office:value-type="string">
            <text:p>Regul R500</text:p>
          </table:table-cell>
          <table:table-cell office:value-type="string">
            <text:p>AT_0080_2 </text:p>
          </table:table-cell>
          <table:table-cell office:value-type="string">
            <text:p>001_AT_0080_2. Технологическая площадка №2. <text:line-break/>Загазованность на площадке (метан). Точка 2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255545007</text:p>
          </table:table-cell>
          <table:table-cell office:value-type="string">
            <text:p>Уровнемер</text:p>
          </table:table-cell>
          <table:table-cell office:value-type="string">
            <text:p>УПП-11/Ex/М2/-/-/В/4550/4250/ПШ/02/1/-/2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LT_0780 </text:p>
          </table:table-cell>
          <table:table-cell office:value-type="string">
            <text:p>078_LT_0780. Емкость дождевых стоков ЕПП-3.<text:line-break/>Уровень жидкости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255545008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PT_0780 </text:p>
          </table:table-cell>
          <table:table-cell office:value-type="string">
            <text:p>078_PT_0780. Емкость дождевых стоков ЕПП-3.<text:line-break/>Давление в линии нагнетания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255545009</text:p>
          </table:table-cell>
          <table:table-cell office:value-type="string">
            <text:p>Термометр сопротивления</text:p>
          </table:table-cell>
          <table:table-cell office:value-type="string">
            <text:p>ТПС 102Exi-5000/120-М20х1,5/8-С10-100М-Н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TT_0780 </text:p>
          </table:table-cell>
          <table:table-cell office:value-type="string">
            <text:p>078_TT_0780. Емкость дождевых стоков ЕПП-3.<text:line-break/>Температура в ем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255545010</text:p>
          </table:table-cell>
          <table:table-cell office:value-type="string">
            <text:p>Уровнемер</text:p>
          </table:table-cell>
          <table:table-cell office:value-type="string">
            <text:p>УПП-11/Ex/М2/-/-/В/2950/2650/ПШ/02/1/-/2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LT_0770 </text:p>
          </table:table-cell>
          <table:table-cell office:value-type="string">
            <text:p>077_LT_0770. Емкость дождевых стоков ЕПП-4.<text:line-break/>Уровень жидкости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255545011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PT_0770 </text:p>
          </table:table-cell>
          <table:table-cell office:value-type="string">
            <text:p>077_PT_0770. Емкость дождевых стоков ЕПП-4.<text:line-break/>Давление в линии нагнетания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255545012</text:p>
          </table:table-cell>
          <table:table-cell office:value-type="string">
            <text:p>Термометр сопротивления</text:p>
          </table:table-cell>
          <table:table-cell office:value-type="string">
            <text:p>ТПС 102Exi-2500/120-М20х1,5/8-С10-100М-Н</text:p>
          </table:table-cell>
          <table:table-cell office:value-type="string">
            <text:p>Группа компаний «Теплоприбор»</text:p>
          </table:table-cell>
          <table:table-cell office:value-type="string">
            <text:p>СКН2_п.5_5545</text:p>
          </table:table-cell>
          <table:table-cell office:value-type="string">
            <text:p>РСУ-2</text:p>
          </table:table-cell>
          <table:table-cell office:value-type="string">
            <text:p>Regul R500</text:p>
          </table:table-cell>
          <table:table-cell office:value-type="string">
            <text:p>TT_0770 </text:p>
          </table:table-cell>
          <table:table-cell office:value-type="string">
            <text:p>077_TT_0770. Емкость дождевых стоков ЕПП-4.<text:line-break/>Температура в ем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255545013</text:p>
          </table:table-cell>
          <table:table-cell office:value-type="string">
            <text:p>Термометр сопротивления</text:p>
          </table:table-cell>
          <table:table-cell office:value-type="string">
            <text:p>ТПУ 0304/Ех/М1-Н/АГ-14+КВМ-16Вн/t5570(Д1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TT_0075 </text:p>
          </table:table-cell>
          <table:table-cell office:value-type="string">
            <text:p>007_TT_0075. Площадка теплообменников. <text:line-break/>Температура подготовленного газа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59</text:p>
          </table:table-cell>
          <table:table-cell office:value-type="string">
            <text:p>255545014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-/0Exia IIA T6 Ga X /-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0075 </text:p>
          </table:table-cell>
          <table:table-cell office:value-type="string">
            <text:p>007_PT_0075. Площадка теплообменников. <text:line-break/>Давление подготовленного газа. Точка 1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255545015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-/0Exia IIA T6 Ga X /-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0076 </text:p>
          </table:table-cell>
          <table:table-cell office:value-type="string">
            <text:p>007_PT_0076. Площадка теплообменников. <text:line-break/>Давление подготовленного газа. Точка 2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255545016</text:p>
          </table:table-cell>
          <table:table-cell office:value-type="string">
            <text:p>Уровнемер</text:p>
          </table:table-cell>
          <table:table-cell office:value-type="string">
            <text:p>ПЛП1112Н-Ex-У-0-3300-75.1(500)-0-Ф12-Ш12</text:p>
          </table:table-cell>
          <table:table-cell office:value-type="string">
            <text:p>ООО «ОКБ Векто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LGT_0171 </text:p>
          </table:table-cell>
          <table:table-cell office:value-type="string">
            <text:p>017_LGT_0171. Площадка хранения метанола. МЕ-1.<text:line-break/>Уровень жидкости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255545017</text:p>
          </table:table-cell>
          <table:table-cell office:value-type="string">
            <text:p>Уровнемер</text:p>
          </table:table-cell>
          <table:table-cell office:value-type="string">
            <text:p>ПЛП1112Н-Ex-У-0-3300-75.1(500)-0-Ф12-Ш12</text:p>
          </table:table-cell>
          <table:table-cell office:value-type="string">
            <text:p>ООО «ОКБ Векто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LGT_0172 </text:p>
          </table:table-cell>
          <table:table-cell office:value-type="string">
            <text:p>017_LGT_0172. Площадка хранения метанола. МЕ-2.<text:line-break/>Уровень жидкости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255545018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1191 </text:p>
          </table:table-cell>
          <table:table-cell office:value-type="string">
            <text:p>019_PT_1191. Узел подключения. Трубопровод от ЦПС.<text:line-break/>Давление газа до КШ11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255545019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1192 </text:p>
          </table:table-cell>
          <table:table-cell office:value-type="string">
            <text:p>019_PT_1192. Узел подключения. Трубопровод от УКПГ СК.<text:line-break/>Давление газа до КШ13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255545020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1193 </text:p>
          </table:table-cell>
          <table:table-cell office:value-type="string">
            <text:p>019_PT_1193. Узел подключения. Трубопровод от ЦПС.<text:line-break/>Давление газа после КШ11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255545021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_1194 </text:p>
          </table:table-cell>
          <table:table-cell office:value-type="string">
            <text:p>019_PT_1194. Узел подключения. Трубопровод от УКПГ СК.<text:line-break/>Давление газа после КШ13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255545022</text:p>
          </table:table-cell>
          <table:table-cell office:value-type="string">
            <text:p>Датчик давления</text:p>
          </table:table-cell>
          <table:table-cell office:value-type="string">
            <text:p>АИР-20/Ех/М2-Н/ДД/460/0Exia IIAT6Ga X/-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DT_1195 </text:p>
          </table:table-cell>
          <table:table-cell office:value-type="string">
            <text:p>019_PDT_1195. Узел подключения. <text:line-break/>Перепад давления на КШ14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255545023</text:p>
          </table:table-cell>
          <table:table-cell office:value-type="string">
            <text:p>Датчик давления</text:p>
          </table:table-cell>
          <table:table-cell office:value-type="string">
            <text:p>АИР-20/Ех/М2-Н/ДД/460/0Exia IIAT6Ga X/-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DT_1196 </text:p>
          </table:table-cell>
          <table:table-cell office:value-type="string">
            <text:p>019_PDT_1196. Узел подключения. <text:line-break/>Перепад давления на КШ16</text:p>
          </table:table-cell>
          <table:table-cell office:value-type="string">
            <text:p>Снят с МУ</text:p>
          </table:table-cell>
          <table:table-cell office:value-type="string">
            <text:p>Не соответсвие классу точности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255545024</text:p>
          </table:table-cell>
          <table:table-cell office:value-type="string">
            <text:p>Датчик избыточного давления</text:p>
          </table:table-cell>
          <table:table-cell office:value-type="string">
            <text:p>АИР-20/Ex/М2-Н/ДИ/0ExiaIIAT6GaX/160//M20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PT812</text:p>
          </table:table-cell>
          <table:table-cell office:value-type="string">
            <text:p>000_PT812. Давление в азотопроводе Е5</text:p>
          </table:table-cell>
          <table:table-cell office:value-type="string">
            <text:p>В работе</text:p>
          </table:table-cell>
          <table:table-cell office:value-type="string">
            <text:p>-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2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255545025</text:p>
          </table:table-cell>
          <table:table-cell office:value-type="string">
            <text:p>Термометр сопротивления</text:p>
          </table:table-cell>
          <table:table-cell office:value-type="string">
            <text:p>ТПУ 0304/Ех/М1-Н/АГ-14+КВМ-16Вн/t5570(Д1</text:p>
          </table:table-cell>
          <table:table-cell office:value-type="string">
            <text:p>ООО НПП «ЭЛЕМЕР»</text:p>
          </table:table-cell>
          <table:table-cell office:value-type="string">
            <text:p>СКН2_п.5_5545</text:p>
          </table:table-cell>
          <table:table-cell office:value-type="string">
            <text:p>РСУ-3</text:p>
          </table:table-cell>
          <table:table-cell office:value-type="string">
            <text:p>Regul R500</text:p>
          </table:table-cell>
          <table:table-cell office:value-type="string">
            <text:p>TT_0076</text:p>
          </table:table-cell>
          <table:table-cell office:value-type="string">
            <text:p>007_TT_0076. Площадка теплообменников. Температура подготовленного газа</text:p>
          </table:table-cell>
          <table:table-cell office:value-type="string">
            <text:p>На ремонте</text:p>
          </table:table-cell>
          <table:table-cell office:value-type="string">
            <text:p>Требуется калибровка</text:p>
          </table:table-cell>
          <table:table-cell office:value-type="string">
            <text:p>2022-03-14</text:p>
          </table:table-cell>
          <table:table-cell office:value-type="string">
            <text:p>24</text:p>
          </table:table-cell>
          <table:table-cell office:value-type="string">
            <text:p>2026-03-13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23214132</text:p>
          </table:table-cell>
          <table:table-cell office:value-type="string">
            <text:p>2314234</text:p>
          </table:table-cell>
          <table:table-cell office:value-type="string">
            <text:p>1234214</text:p>
          </table:table-cell>
          <table:table-cell office:value-type="string">
            <text:p>12343214</text:p>
          </table:table-cell>
          <table:table-cell office:value-type="string">
            <text:p>3214321</text:p>
          </table:table-cell>
          <table:table-cell office:value-type="string">
            <text:p>4214</text:p>
          </table:table-cell>
          <table:table-cell office:value-type="string">
            <text:p>214</text:p>
          </table:table-cell>
          <table:table-cell office:value-type="string">
            <text:p>141</text:p>
          </table:table-cell>
          <table:table-cell office:value-type="string">
            <text:p>414</text:p>
          </table:table-cell>
          <table:table-cell office:value-type="string">
            <text:p>41414</text:p>
          </table:table-cell>
          <table:table-cell office:value-type="string">
            <text:p>141</text:p>
          </table:table-cell>
          <table:table-cell office:value-type="string">
            <text:p>141</text:p>
          </table:table-cell>
          <table:table-cell office:value-type="string">
            <text:p>41414</text:p>
          </table:table-cell>
          <table:table-cell office:value-type="string">
            <text:p>14144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3-30T22:34:33.797445</meta:creation-date>
    <dc:date>2026-03-30T22:34:33.874491</dc:date>
    <meta:generator>http://pypi.python.org/pypi/ezodf/0.1.0$Python3.13.1 (main, Mar  3 2026, 22:11:52) [GCC 6.3.0 20170516]</meta:generator>
    <meta:document-statistic/>
    <meta:editing-cycles>1</meta:editing-cycles>
  </office:meta>
</office:document-meta>
</file>